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351cm" table:align="right" style:writing-mode="lr-tb"/>
    </style:style>
    <style:style style:name="Table2.A" style:family="table-column">
      <style:table-column-properties style:column-width="2.593cm"/>
    </style:style>
    <style:style style:name="Table2.C" style:family="table-column">
      <style:table-column-properties style:column-width="11.165cm"/>
    </style:style>
    <style:style style:name="Table2.1" style:family="table-row">
      <style:table-row-properties style:min-row-height="0.741cm"/>
    </style:style>
    <style:style style:name="Table2.A1" style:family="table-cell">
      <style:table-cell-properties style:vertical-align="middle"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97cm" fo:border="0.002cm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35718336" text:id="ct1066526357183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35718144" text:id="ct1066526357181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5717952" text:id="ct10665263571795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5717760" text:id="ct106652635717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35718720" text:id="ct10665263571872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35717568" text:id="ct10665263571756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35718336"/><text:change-start text:change-id="ct106652635718144"/>Adopt<text:change-end text:change-id="ct106652635718144"/>ed<text:change-start text:change-id="ct106652635717952"/> as a <text:change-end text:change-id="ct106652635717952"/>NMRA <text:change-start text:change-id="ct106652635717760"/>Standard<text:change-end text:change-id="ct106652635717760"/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6652635718720"/><text:change-start text:change-id="ct106652635717568"/>Version History<text:change-end text:change-id="ct10665263571756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orphans="2" fo:widows="2" fo:text-indent="0cm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cm" fo:margin-right="0cm" fo:margin-top="0cm" fo:margin-bottom="0cm" fo:text-align="center" style:justify-single-word="false" fo:hyphenation-ladder-count="no-limit" fo:text-indent="0cm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4pt" fo:language="en" fo:country="US" style:font-name-asian="Arial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size="24pt" fo:language="en" fo:country="US" fo:font-weight="bold" style:font-name-asian="Arial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381cm" fo:text-indent="-1.016cm" fo:margin-left="0.381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0.635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89cm" fo:text-indent="-1.524cm" fo:margin-left="0.889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143cm" fo:text-indent="-1.778cm" fo:margin-left="1.143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397cm" fo:text-indent="-2.032cm" fo:margin-left="1.397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651cm" fo:text-indent="-2.286cm" fo:margin-left="1.651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1.905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159cm" fo:text-indent="-2.794cm" fo:margin-left="2.159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413cm" fo:text-indent="-3.048cm" fo:margin-left="2.413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903cm" fo:margin-left="-0.199cm" fo:margin-right="-0.194cm" table:align="margins" style:writing-mode="lr-tb"/>
    </style:style>
    <style:style style:name="Table1.A" style:family="table-column">
      <style:table-column-properties style:column-width="6.258cm" style:rel-column-width="24263*"/>
    </style:style>
    <style:style style:name="Table1.B" style:family="table-column">
      <style:table-column-properties style:column-width="1.501cm" style:rel-column-width="5819*"/>
    </style:style>
    <style:style style:name="Table1.C" style:family="table-column">
      <style:table-column-properties style:column-width="5.583cm" style:rel-column-width="21644*"/>
    </style:style>
    <style:style style:name="Table1.D" style:family="table-column">
      <style:table-column-properties style:column-width="3.561cm" style:rel-column-width="13809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A3" style:family="table-cell">
      <style:table-cell-properties style:vertical-align="top" fo:padding="0cm" fo:border="none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7.62cm" style:type="center"/>
          <style:tab-stop style:position="16.51cm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MT" fo:font-size="14pt" fo:font-weight="bold" fo:background-color="transparent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16.627cm" svg:height="6.651cm" draw:transform="skewX (-6.73624118882306E-017) rotate (0.7853981633973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00:00:04.99" text:date-adjust="PT1440H00M00S"/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2-S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NMRA Standard S-9.7.1</dc:title>
    <meta:initial-creator>Alex Shepherd</meta:initial-creator>
    <meta:creation-date>2009-01-22T07:11:27</meta:creation-date>
    <meta:editing-cycles>95</meta:editing-cycles>
    <meta:editing-duration>PT18H52M2S</meta:editing-duration>
    <meta:generator>OpenOffice/4.1.0$Unix OpenOffice.org_project/410m18$Build-9764</meta:generator>
    <dc:date>2015-02-18T00:00:05</dc:date>
    <dc:creator>Alex Shepherd</dc:creator>
    <meta:printed-by>Bob Jacobsen</meta:printed-by>
    <meta:print-date>2010-09-15T08:46:04</meta:print-date>
    <meta:document-statistic meta:table-count="2" meta:image-count="0" meta:object-count="0" meta:page-count="1" meta:paragraph-count="16" meta:word-count="77" meta:character-count="499"/>
  </office:meta>
</office:document-meta>
</file>